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6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3">
            <calcext:condition calcext:apply-style-name="Error" calcext:value="duplicate" calcext:base-cell-address="list.B3"/>
          </calcext:conditional-format>
          <calcext:conditional-format calcext:target-range-address="list.C3:list.C20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82:list.C183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20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03:24:19.06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5T03:26:01.358000000</dc:date>
    <meta:editing-duration>P1DT18H11M55S</meta:editing-duration>
    <meta:editing-cycles>642</meta:editing-cycles>
    <meta:document-statistic meta:table-count="3" meta:cell-count="188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